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ptos" svg:font-family="Aptos" style:font-family-generic="swiss" style:font-pitch="variable"/>
    <style:font-face style:name="Mangal" svg:font-family="Mangal" style:font-family-generic="roman" style:font-pitch="variable" svg:panose-1="0 0 4 0 0 0 0 0 0 0"/>
    <style:font-face style:name="Aptos Display" svg:font-family="Aptos Display" style:font-family-generic="swiss" style:font-pitch="variable"/>
    <style:font-face style:name="DengXian Light" svg:font-family="DengXian Light" style:font-family-generic="system" style:font-pitch="variable"/>
    <style:font-face style:name="Times New Roman" svg:font-family="Times New Roman" style:font-family-generic="roman" style:font-pitch="variable" svg:panose-1="2 2 6 3 5 4 5 2 3 4"/>
    <style:font-face style:name="DengXian" svg:font-family="DengXian" style:font-family-generic="system" style:font-pitch="variable" svg:panose-1="2 1 6 0 3 1 1 1 1 1"/>
  </office:font-face-decls>
  <office:automatic-styles>
    <style:style style:name="P1" style:parent-style-name="Normal" style:master-page-name="MP0" style:family="paragraph">
      <style:paragraph-properties fo:break-before="page"/>
    </style:style>
  </office:automatic-styles>
  <office:body>
    <office:text text:use-soft-page-breaks="true">
      <text:p text:style-name="P1">### Step 1: Define the Problem Context</text:p>
      <text:p text:style-name="Normal">**Objective**: To maximize profit in an oil distribution network, encompassing crude oil purchasing, production of oil products, and transportation.</text:p>
      <text:p text:style-name="Normal"/>
      <text:p text:style-name="Normal">### Step 2: Initialize the Optimization Model</text:p>
      <text:p text:style-name="Normal">- **Action**: Initialize a CPLEX model named "ABSA_Oil".</text:p>
      <text:p text:style-name="Normal"/>
      <text:p text:style-name="Normal">### Step 3: Set Up Data Structures</text:p>
      <text:p text:style-name="Normal">- **Action**: Define dictionaries for costs, prices, capacities, demands, tanker rates, port charges, fuel costs, and shipping times.</text:p>
      <text:p text:style-name="Normal">- **Assumptions**:</text:p>
      <text:p text:style-name="Normal"><text:s text:c="3"/>1. Costs, prices, and other parameters are static and known in advance.</text:p>
      <text:p text:style-name="Normal"><text:s text:c="3"/>2. Shipping times are constant and not affected by external factors like weather or traffic.</text:p>
      <text:p text:style-name="Normal"/>
      <text:p text:style-name="Normal">### Step 4: Convert Shipping Times</text:p>
      <text:p text:style-name="Normal">- **Action**: Convert shipping times from days to hours for accurate fuel cost calculation.</text:p>
      <text:p text:style-name="Normal"/>
      <text:p text:style-name="Normal">### Step 5: Define Decision Variables</text:p>
      <text:p text:style-name="Normal">- **Purchase Variables**: Amounts of different types of crude oil to purchase.</text:p>
      <text:p text:style-name="Normal">- **Production Variables**: Quantities of various oil products to produce at each refinery.</text:p>
      <text:p text:style-name="Normal">- **Crude Shipping Variables**: Amounts of crude oil to ship to each refinery.</text:p>
      <text:p text:style-name="Normal">- **Assumptions**: Continuous availability and flexibility in the quantities of crude oil and products.</text:p>
      <text:p text:style-name="Normal"/>
      <text:p text:style-name="Normal">### Step 6: Formulate the Objective Function</text:p>
      <text:p text:style-name="Normal">- **Action**: Maximize total profit, calculated as revenue from products minus costs of crude oil, production, and transportation.</text:p>
      <text:p text:style-name="Normal"/>
      <text:p text:style-name="Normal">### Step 7: Define Transportation Cost Calculation</text:p>
      <text:p text:style-name="Normal">- **Action**: Calculate the detailed transportation costs considering tanker rates, port charges, and fuel costs.</text:p>
      <text:p text:style-name="Normal"/>
      <text:p text:style-name="Normal">### Step 8: Add Constraints</text:p>
      <text:soft-page-break/>
      <text:p text:style-name="Normal">- **Capacity Constraints**: Total production at each refinery must not exceed its capacity.</text:p>
      <text:p text:style-name="Normal">- **Demand Satisfaction Constraints**: Production must meet or exceed regional demands for each product.</text:p>
      <text:p text:style-name="Normal">- **Crude Oil Transportation Constraints**: Transported crude cannot exceed the purchased amount.</text:p>
      <text:p text:style-name="Normal">- **Assumptions**:</text:p>
      <text:p text:style-name="Normal"><text:s text:c="3"/>1. Refineries operate within their capacity limits without breakdowns or maintenance issues.</text:p>
      <text:p text:style-name="Normal"><text:s text:c="3"/>2. Regional product demands are known and constant during the planning period.</text:p>
      <text:p text:style-name="Normal"><text:s text:c="3"/>3. All transported crude is used in the production process without wastage or spillage.</text:p>
      <text:p text:style-name="Normal"/>
      <text:p text:style-name="Normal">### Step 9: Solve the Model</text:p>
      <text:p text:style-name="Normal">- **Action**: Use the CPLEX solver to find the optimal solution.</text:p>
      <text:p text:style-name="Normal"/>
      <text:p text:style-name="Normal">### Step 10: Output the Solution</text:p>
      <text:p text:style-name="Normal">- **Action**: Print the optimal quantities of crude oil to purchase, transport, and the products to produce at each refinery, along with the total profit.</text:p>
      <text:p text:style-name="Normal">- **Assumptions**: The solution is feasible and respects all the constraints.</text:p>
      <text:p text:style-name="Normal"/>
      <text:p text:style-name="Normal">### Summary</text:p>
      <text:p text:style-name="Normal">This model provides a strategic framework for an oil distribution network's decision-making process. It integrates various aspects of the supply chain, from procurement to production and distribution, under a unified goal of profit maximization. The model assumes stable market conditions, fixed costs, and demands, and it doesn't account for uncertainties or dynamic changes in the market. The effectiveness of this model largely depends on the accuracy and reliability of the input data and the assumptions made.</text:p>
      <text:p text:style-name="Normal"/>
      <text:p text:style-name="Normal">Remember that blending problems often introduce non-linearities that might require a more sophisticated approach than a simple linear programming model. You would need to linearize these constraints or use a solver that can handle non-linear problem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ptos" svg:font-family="Aptos" style:font-family-generic="swiss" style:font-pitch="variable"/>
    <style:font-face style:name="Mangal" svg:font-family="Mangal" style:font-family-generic="roman" style:font-pitch="variable" svg:panose-1="0 0 4 0 0 0 0 0 0 0"/>
    <style:font-face style:name="Aptos Display" svg:font-family="Aptos Display" style:font-family-generic="swiss" style:font-pitch="variable"/>
    <style:font-face style:name="DengXian Light" svg:font-family="DengXian Light" style:font-family-generic="system" style:font-pitch="variable"/>
    <style:font-face style:name="Times New Roman" svg:font-family="Times New Roman" style:font-family-generic="roman" style:font-pitch="variable" svg:panose-1="2 2 6 3 5 4 5 2 3 4"/>
    <style:font-face style:name="DengXian" svg:font-family="DengXian" style:font-family-generic="system" style:font-pitch="variable" svg:panose-1="2 1 6 0 3 1 1 1 1 1"/>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Aptos" style:font-name-asian="Aptos"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0pt" fo:background-color="transparent" style:text-underline-type="none" style:text-underline-color="font-color" style:text-emphasize="none" fo:language="en" fo:country="IN" style:language-asian="en" style:country-asian="US" style:language-complex="hi" style:country-complex="IN"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DengXian Light" style:font-name-complex="Mangal" fo:color="#0F4761" fo:font-size="20pt" style:font-size-asian="20pt" style:font-size-complex="18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DengXian Light" style:font-name-complex="Mangal" fo:color="#0F4761" fo:font-size="16pt" style:font-size-asian="16pt" style:font-size-complex="14.5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DengXian Light" style:font-name-complex="Mangal" fo:color="#0F4761" fo:font-size="14pt" style:font-size-asian="14pt" style:font-size-complex="12.5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DengXian Light" style:font-name-complex="Mangal"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DengXian Light" style:font-name-complex="Mangal"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DengXian Light" style:font-name-complex="Mangal"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DengXian Light" style:font-name-complex="Mangal"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DengXian Light" style:font-name-complex="Mangal"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DengXian Light" style:font-name-complex="Mangal" fo:color="#272727" fo:hyphenate="false"/>
    </style:style>
    <style:style style:name="Normal" style:display-name="Normal" style:family="paragraph">
      <style:text-properties style:font-name-complex="Mangal"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DengXian Light" style:font-name-complex="Mangal" fo:color="#0F4761" fo:font-size="20pt" style:font-size-asian="20pt" style:font-size-complex="18pt"/>
    </style:style>
    <style:style style:name="Heading2Char" style:display-name="Heading 2 Char" style:family="text" style:parent-style-name="DefaultParagraphFont">
      <style:text-properties style:font-name="Aptos Display" style:font-name-asian="DengXian Light" style:font-name-complex="Mangal" fo:color="#0F4761" fo:font-size="16pt" style:font-size-asian="16pt" style:font-size-complex="14.5pt"/>
    </style:style>
    <style:style style:name="Heading3Char" style:display-name="Heading 3 Char" style:family="text" style:parent-style-name="DefaultParagraphFont">
      <style:text-properties style:font-name-asian="DengXian Light" style:font-name-complex="Mangal" fo:color="#0F4761" fo:font-size="14pt" style:font-size-asian="14pt" style:font-size-complex="12.5pt"/>
    </style:style>
    <style:style style:name="Heading4Char" style:display-name="Heading 4 Char" style:family="text" style:parent-style-name="DefaultParagraphFont">
      <style:text-properties style:font-name-asian="DengXian Light" style:font-name-complex="Mangal" fo:font-style="italic" style:font-style-asian="italic" style:font-style-complex="italic" fo:color="#0F4761"/>
    </style:style>
    <style:style style:name="Heading5Char" style:display-name="Heading 5 Char" style:family="text" style:parent-style-name="DefaultParagraphFont">
      <style:text-properties style:font-name-asian="DengXian Light" style:font-name-complex="Mangal" fo:color="#0F4761"/>
    </style:style>
    <style:style style:name="Heading6Char" style:display-name="Heading 6 Char" style:family="text" style:parent-style-name="DefaultParagraphFont">
      <style:text-properties style:font-name-asian="DengXian Light" style:font-name-complex="Mangal" fo:font-style="italic" style:font-style-asian="italic" style:font-style-complex="italic" fo:color="#595959"/>
    </style:style>
    <style:style style:name="Heading7Char" style:display-name="Heading 7 Char" style:family="text" style:parent-style-name="DefaultParagraphFont">
      <style:text-properties style:font-name-asian="DengXian Light" style:font-name-complex="Mangal" fo:color="#595959"/>
    </style:style>
    <style:style style:name="Heading8Char" style:display-name="Heading 8 Char" style:family="text" style:parent-style-name="DefaultParagraphFont">
      <style:text-properties style:font-name-asian="DengXian Light" style:font-name-complex="Mangal" fo:font-style="italic" style:font-style-asian="italic" style:font-style-complex="italic" fo:color="#272727"/>
    </style:style>
    <style:style style:name="Heading9Char" style:display-name="Heading 9 Char" style:family="text" style:parent-style-name="DefaultParagraphFont">
      <style:text-properties style:font-name-asian="DengXian Light" style:font-name-complex="Mangal"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DengXian Light" style:font-name-complex="Mangal" fo:letter-spacing="-0.0069in" style:letter-kerning="true" fo:font-size="28pt" style:font-size-asian="28pt" style:font-size-complex="25pt" fo:hyphenate="false"/>
    </style:style>
    <style:style style:name="TitleChar" style:display-name="Title Char" style:family="text" style:parent-style-name="DefaultParagraphFont">
      <style:text-properties style:font-name="Aptos Display" style:font-name-asian="DengXian Light" style:font-name-complex="Mangal" fo:letter-spacing="-0.0069in" style:letter-kerning="true" fo:font-size="28pt" style:font-size-asian="28pt" style:font-size-complex="25pt"/>
    </style:style>
    <style:style style:name="Subtitle" style:display-name="Subtitle" style:family="paragraph" style:parent-style-name="Normal" style:next-style-name="Normal">
      <style:text-properties style:font-name-asian="DengXian Light" style:font-name-complex="Mangal" fo:color="#595959" fo:letter-spacing="0.0104in" fo:font-size="14pt" style:font-size-asian="14pt" style:font-size-complex="12.5pt" fo:hyphenate="false"/>
    </style:style>
    <style:style style:name="SubtitleChar" style:display-name="Subtitle Char" style:family="text" style:parent-style-name="DefaultParagraphFont">
      <style:text-properties style:font-name-asian="DengXian Light" style:font-name-complex="Mangal" fo:color="#595959" fo:letter-spacing="0.0104in" fo:font-size="14pt" style:font-size-asian="14pt" style:font-size-complex="12.5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style:font-name-complex="Mangal"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style:font-name-complex="Mangal"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Last Cig</meta:initial-creator>
    <dc:creator>Last Cig</dc:creator>
    <meta:creation-date>2024-04-07T21:50:00Z</meta:creation-date>
    <dc:date>2024-04-07T21:56:00Z</dc:date>
    <meta:template xlink:href="Normal" xlink:type="simple"/>
    <meta:editing-cycles>3</meta:editing-cycles>
    <meta:editing-duration>PT360S</meta:editing-duration>
    <meta:document-statistic meta:page-count="2" meta:paragraph-count="6" meta:word-count="488" meta:character-count="3264" meta:row-count="23" meta:non-whitespace-character-count="2782"/>
  </office:meta>
</office:document-meta>
</file>